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0.446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5" draw:id="id25" draw:layer="layout" svg:width="1cm" svg:height="1cm" svg:x="15.1cm" svg:y="1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cm" svg:height="1cm" svg:x="15.1cm" svg:y="1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cm" svg:height="1cm" svg:x="24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cm" svg:height="1cm" svg:x="2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cm" svg:height="1cm" svg:x="2.9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cm" svg:height="1cm" svg:x="2.9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cm" svg:height="1cm" svg:x="25.3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cm" svg:height="1cm" svg:x="15.9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cm" svg:height="1cm" svg:x="21.8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cm" svg:height="1cm" svg:x="19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cm" svg:height="1cm" svg:x="6.8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cm" svg:height="1cm" svg:x="4.2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cm" svg:height="1cm" svg:x="24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cm" svg:height="1cm" svg:x="21.1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cm" svg:height="1cm" svg:x="25.9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cm" svg:height="1cm" svg:x="22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cm" svg:height="1cm" svg:x="25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cm" svg:height="1cm" svg:x="10.4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cm" svg:height="1cm" svg:x="13.9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cm" svg:height="1cm" svg:x="17.9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cm" svg:height="1cm" svg:x="26.2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cm" svg:height="1cm" svg:x="25.7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9.6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cm" svg:height="1cm" svg:x="10.8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cm" svg:height="1cm" svg:x="18.8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cm" svg:height="1cm" svg:x="18.8cm" svg:y="18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2.8cm" svg:height="0.963cm" svg:x="14.3cm" svg:y="18.837cm">
          <draw:text-box>
            <text:p>compileGrin :: Grin -&gt; (ByteString,Requires)</text:p>
          </draw:text-box>
        </draw:frame>
        <draw:frame draw:style-name="gr2" draw:layer="layout" svg:width="12.271cm" svg:height="0.963cm" svg:x="7.8cm" svg:y="17.037cm">
          <draw:text-box>
            <text:p>Grin.FromE.compile :: Program -&gt; IO Grin</text:p>
          </draw:text-box>
        </draw:frame>
        <draw:frame draw:style-name="gr3" draw:layer="layout" svg:width="19.9cm" svg:height="0.962cm" svg:x="8.6cm" svg:y="13.3cm">
          <draw:text-box>
            <text:p>Program { progCombinators :: [Comb], progDataTable :: DataTable }</text:p>
          </draw:text-box>
        </draw:frame>
        <draw:frame draw:style-name="gr2" draw:layer="layout" svg:width="14.729cm" svg:height="0.963cm" svg:x="1.271cm" svg:y="10.937cm">
          <draw:text-box>
            <text:p>values. choCombinators :: CollectedHo -&gt; [Comb]</text:p>
          </draw:text-box>
        </draw:frame>
        <draw:frame draw:style-name="gr2" draw:layer="layout" svg:width="12.326cm" svg:height="0.963cm" svg:x="15.974cm" svg:y="11.437cm">
          <draw:text-box>
            <text:p>choDataTable :: CollectedHo -&gt; DataTable</text:p>
          </draw:text-box>
        </draw:frame>
        <draw:frame draw:style-name="gr4" draw:layer="layout" svg:width="26.6cm" svg:height="1.674cm" svg:x="2cm" svg:y="8.4cm">
          <draw:text-box>
            <text:p>compileCompNode processInitialHo processDecls ::</text:p>
            <text:p><text:s text:c="12"/>Map.Map SourceHash (Module,[(Module,SrcLoc)]) -&gt; CompNode -&gt; IO CollectedHo</text:p>
          </draw:text-box>
        </draw:frame>
        <draw:frame draw:style-name="gr2" draw:layer="layout" svg:width="17.385cm" svg:height="0.963cm" svg:x="9.1cm" svg:y="3.9cm">
          <draw:text-box>
            <text:p>processCug :: CompUnitGraph -&gt; HoHash -&gt; IO CompNode</text:p>
          </draw:text-box>
        </draw:frame>
        <draw:frame draw:style-name="gr4" draw:layer="layout" svg:width="27.7cm" svg:height="1.674cm" svg:x="1.1cm" svg:y="1.1cm">
          <draw:text-box>
            <text:p>loadModules :: Opt -&gt; [FilePath] -&gt; [String] -&gt; SrcLoc -&gt; [Either Module FilePath]</text:p>
            <text:p><text:s text:c="19"/>-&gt; IO (Map.Map SourceHash (Module,[(Module,SrcLoc)]), HoHash, CompUnitGraph)</text:p>
          </draw:text-box>
        </draw:frame>
        <draw:connector draw:style-name="gr5" draw:text-style-name="P1" draw:layer="layout" draw:type="line" svg:x1="19.3cm" svg:y1="17.8cm" svg:x2="19.3cm" svg:y2="18.8cm" draw:start-shape="id1" draw:start-glue-point="2" draw:end-shape="id2" draw:end-glue-point="0" svg:d="m19300 17800v1000" svg:viewBox="0 0 1 1001">
          <text:p/>
        </draw:connector>
        <draw:connector draw:style-name="gr5" draw:text-style-name="P1" draw:layer="layout" draw:line-skew="-0.25cm" svg:x1="10.1cm" svg:y1="14.3cm" svg:x2="11.3cm" svg:y2="15.4cm" draw:start-shape="id3" draw:start-glue-point="2" draw:end-shape="id4" draw:end-glue-point="0" svg:d="m10100 14300v300h1200v800" svg:viewBox="0 0 1201 1101">
          <text:p/>
        </draw:connector>
        <draw:connector draw:style-name="gr5" draw:text-style-name="P1" draw:layer="layout" draw:line-skew="-0.25cm" svg:x1="26.7cm" svg:y1="12.3cm" svg:x2="26.2cm" svg:y2="13.4cm" draw:start-shape="id5" draw:start-glue-point="2" draw:end-shape="id6" draw:end-glue-point="0" svg:d="m26700 12300v300h-500v800" svg:viewBox="0 0 501 1101">
          <text:p/>
        </draw:connector>
        <draw:connector draw:style-name="gr5" draw:text-style-name="P1" draw:layer="layout" svg:x1="14.4cm" svg:y1="11.8cm" svg:x2="18.4cm" svg:y2="13.4cm" draw:start-shape="id7" draw:start-glue-point="2" draw:end-shape="id8" draw:end-glue-point="0" svg:d="m14400 11800v800h4000v800" svg:viewBox="0 0 4001 1601">
          <text:p/>
        </draw:connector>
        <draw:connector draw:style-name="gr5" draw:text-style-name="P1" draw:layer="layout" draw:line-skew="0.05cm" svg:x1="26.4cm" svg:y1="9.9cm" svg:x2="22.5cm" svg:y2="11.6cm" draw:start-shape="id9" draw:start-glue-point="2" draw:end-shape="id10" draw:end-glue-point="0" svg:d="m26400 9900v900h-3900v800" svg:viewBox="0 0 3901 1701">
          <text:p/>
        </draw:connector>
        <draw:connector draw:style-name="gr5" draw:text-style-name="P1" draw:layer="layout" draw:line-skew="-0.2cm" svg:x1="25.5cm" svg:y1="9.9cm" svg:x2="10.9cm" svg:y2="11.1cm" draw:start-shape="id11" draw:start-glue-point="2" draw:end-shape="id12" draw:end-glue-point="0" svg:d="m25500 9900v400h-14600v800" svg:viewBox="0 0 14601 1201">
          <text:p/>
        </draw:connector>
        <draw:connector draw:style-name="gr5" draw:text-style-name="P1" draw:layer="layout" draw:line-skew="-1.7cm -2.199cm" svg:x1="7.3cm" svg:y1="2.7cm" svg:x2="4.2cm" svg:y2="9.7cm" draw:start-shape="id13" draw:start-glue-point="2" draw:end-shape="id14" draw:end-glue-point="3" svg:d="m7300 2700v1550h-5800v5450h2700" svg:viewBox="0 0 5801 7001">
          <text:p/>
        </draw:connector>
        <draw:connector draw:style-name="gr5" draw:text-style-name="P1" draw:layer="layout" svg:x1="24.5cm" svg:y1="7.8cm" svg:x2="21.6cm" svg:y2="9.2cm" draw:start-shape="id15" draw:start-glue-point="2" draw:end-shape="id16" draw:end-glue-point="0" svg:d="m24500 7800v700h-2900v700" svg:viewBox="0 0 2901 1401">
          <text:p/>
        </draw:connector>
        <draw:connector draw:style-name="gr5" draw:text-style-name="P1" draw:layer="layout" draw:line-skew="-0.15cm" svg:x1="22.3cm" svg:y1="2.7cm" svg:x2="20cm" svg:y2="4cm" draw:start-shape="id17" draw:start-glue-point="2" draw:end-shape="id18" draw:end-glue-point="0" svg:d="m22300 2700v500h-2300v800" svg:viewBox="0 0 2301 1301">
          <text:p/>
        </draw:connector>
        <draw:connector draw:style-name="gr5" draw:text-style-name="P1" draw:layer="layout" draw:line-skew="-0.35cm" svg:x1="25.8cm" svg:y1="2.7cm" svg:x2="16.4cm" svg:y2="4cm" draw:start-shape="id19" draw:start-glue-point="2" draw:end-shape="id20" draw:end-glue-point="0" svg:d="m25800 2700v300h-9400v1000" svg:viewBox="0 0 9401 1301">
          <text:p/>
        </draw:connector>
        <draw:frame draw:style-name="gr2" draw:layer="layout" svg:width="19.628cm" svg:height="0.963cm" svg:x="2cm" svg:y="5.437cm">
          <draw:text-box>
            <text:p>processDecls :: CollectedHo -&gt; Ho -&gt; TiData -&gt; IO (CollectedHo,Ho)</text:p>
          </draw:text-box>
        </draw:frame>
        <draw:connector draw:style-name="gr6" draw:text-style-name="P1" draw:layer="layout" draw:type="line" svg:x1="3.4cm" svg:y1="6.3cm" svg:x2="3.4cm" svg:y2="8.5cm" draw:start-shape="id21" draw:start-glue-point="2" draw:end-shape="id22" draw:end-glue-point="0" svg:d="m3400 6300v2200" svg:viewBox="0 0 1 2201">
          <text:p/>
        </draw:connector>
        <draw:custom-shape draw:style-name="gr7" draw:text-style-name="P1" draw:layer="layout" svg:width="6.1cm" svg:height="1.6cm" svg:x="5.9cm" svg:y="18.2cm">
          <text:p text:style-name="P1">Grin最適化</text:p>
          <draw:enhanced-geometry svg:viewBox="0 0 21600 21600" draw:text-areas="800 800 20800 20800" draw:type="round-rectangular-callout" draw:modifiers="29831.4374692673 15043.0980637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.4cm" svg:height="1.6cm" svg:x="4.3cm" svg:y="6.4cm">
          <text:p text:style-name="P1">Core local最適化</text:p>
          <draw:enhanced-geometry svg:viewBox="0 0 21600 21600" draw:text-areas="800 800 20800 20800" draw:type="round-rectangular-callout" draw:modifiers="-1852.58553351039 -337.289194253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13.337cm" svg:height="0.963cm" svg:x="15.4cm" svg:y="6.937cm">
          <draw:text-box>
            <text:p>typeCheckGraph :: Opt -&gt; CompNode -&gt; IO ()</text:p>
          </draw:text-box>
        </draw:frame>
        <draw:connector draw:style-name="gr5" draw:text-style-name="P1" draw:layer="layout" draw:type="line" svg:x1="24.5cm" svg:y1="4.8cm" svg:x2="24.5cm" svg:y2="7.1cm" draw:start-shape="id23" draw:start-glue-point="2" draw:end-shape="id24" draw:end-glue-point="0" svg:d="m24500 4800v2300" svg:viewBox="0 0 1 2301">
          <text:p/>
        </draw:connector>
        <draw:custom-shape draw:style-name="gr7" draw:text-style-name="P1" draw:layer="layout" svg:width="2.6cm" svg:height="1.6cm" svg:x="11.9cm" svg:y="6.8cm">
          <text:p text:style-name="P1">型検査</text:p>
          <draw:enhanced-geometry svg:viewBox="0 0 21600 21600" draw:text-areas="800 800 20800 20800" draw:type="round-rectangular-callout" draw:modifiers="30012.4567474048 9417.11430356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14.269cm" svg:height="0.963cm" svg:x="2.831cm" svg:y="15.237cm">
          <draw:text-box>
            <text:p>compileWholeProgram :: Program -&gt; IO Program</text:p>
          </draw:text-box>
        </draw:frame>
        <draw:connector draw:style-name="gr5" draw:text-style-name="P1" draw:layer="layout" draw:type="line" svg:x1="15.6cm" svg:y1="16.2cm" svg:x2="15.6cm" svg:y2="17.2cm" draw:start-shape="id25" draw:start-glue-point="2" draw:end-shape="id26" draw:end-glue-point="0" svg:d="m15600 16200v1000" svg:viewBox="0 0 1 1001">
          <text:p/>
        </draw:connector>
        <draw:custom-shape draw:style-name="gr7" draw:text-style-name="P1" draw:layer="layout" svg:width="6.4cm" svg:height="1.6cm" svg:x="1.5cm" svg:y="12.8cm">
          <text:p text:style-name="P1">Core grobal最適化</text:p>
          <draw:enhanced-geometry svg:viewBox="0 0 21600 21600" draw:text-areas="800 800 20800 20800" draw:type="round-rectangular-callout" draw:modifiers="15498.9532885487 33917.8013741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31T10:28:44</dc:date>
    <dc:creator>Okabe Kiwamu</dc:creator>
    <meta:editing-duration>P2DT4H57M10S</meta:editing-duration>
    <meta:editing-cycles>278</meta:editing-cycles>
    <meta:generator>LibreOffice/3.6$Linux_X86_64 LibreOffice_project/360m1$Build-1</meta:generator>
    <meta:document-statistic meta:object-count="54"/>
  </office:meta>
</office:document-meta>
</file>